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989fe" officeooo:paragraph-rsid="000989fe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normal" officeooo:rsid="000989fe" officeooo:paragraph-rsid="000989fe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989fe" officeooo:paragraph-rsid="000989fe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0989fe" officeooo:paragraph-rsid="000989fe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officeooo:paragraph-rsid="000989fe"/>
    </style:style>
    <style:style style:name="P6" style:family="paragraph" style:parent-style-name="Standard">
      <style:paragraph-properties fo:margin-left="0in" fo:margin-right="0in" fo:text-align="justify" style:justify-single-word="false" fo:text-indent="-0.25in" style:auto-text-indent="false"/>
      <style:text-properties style:text-underline-style="none" officeooo:rsid="001199de" officeooo:paragraph-rsid="001199de"/>
    </style:style>
    <style:style style:name="P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text-underline-style="solid" style:text-underline-width="auto" style:text-underline-color="font-color" officeooo:rsid="0015eb93" officeooo:paragraph-rsid="0015eb93"/>
    </style:style>
    <style:style style:name="P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text-underline-style="none" officeooo:rsid="000c55f4" officeooo:paragraph-rsid="000c55f4"/>
    </style:style>
    <style:style style:name="P9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text-underline-style="none" officeooo:rsid="000e4f37" officeooo:paragraph-rsid="000e4f37"/>
    </style:style>
    <style:style style:name="P1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text-underline-style="none" officeooo:rsid="000e4f37" officeooo:paragraph-rsid="000fd1c1"/>
    </style:style>
    <style:style style:name="P11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text-underline-style="none" officeooo:rsid="0015eb93" officeooo:paragraph-rsid="0015eb93"/>
    </style:style>
    <style:style style:name="P12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text-underline-style="none" officeooo:rsid="001fd5f0" officeooo:paragraph-rsid="0020df10"/>
    </style:style>
    <style:style style:name="P1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text-underline-style="none" officeooo:rsid="001fd5f0" officeooo:paragraph-rsid="0023ac3b"/>
    </style:style>
    <style:style style:name="P1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text-underline-style="none" officeooo:rsid="001fd5f0" officeooo:paragraph-rsid="0034f1ca"/>
    </style:style>
    <style:style style:name="P1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text-underline-style="none" officeooo:rsid="000fd1c1" officeooo:paragraph-rsid="000fd1c1"/>
    </style:style>
    <style:style style:name="P1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text-underline-style="none" officeooo:rsid="0020df10" officeooo:paragraph-rsid="0023ac3b"/>
    </style:style>
    <style:style style:name="P17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text-underline-style="none" officeooo:rsid="0017ac64" officeooo:paragraph-rsid="0017ac64"/>
    </style:style>
    <style:style style:name="P1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text-underline-style="none" officeooo:rsid="0017ac64" officeooo:paragraph-rsid="0039b15f"/>
    </style:style>
    <style:style style:name="P19" style:family="paragraph" style:parent-style-name="Standard" style:master-page-name="">
      <style:paragraph-properties fo:margin-left="0in" fo:margin-right="0in" fo:text-align="justify" style:justify-single-word="false" fo:text-indent="0in" style:auto-text-indent="false" style:page-number="auto"/>
      <style:text-properties style:text-underline-style="none" officeooo:rsid="002bb7e6" officeooo:paragraph-rsid="002550b7"/>
    </style:style>
    <style:style style:name="P20" style:family="paragraph" style:parent-style-name="Standard" style:list-style-name="L1">
      <style:paragraph-properties fo:text-align="justify" style:justify-single-word="false"/>
      <style:text-properties fo:font-weight="normal" officeooo:rsid="000989fe" officeooo:paragraph-rsid="000989fe" style:font-weight-asian="normal" style:font-weight-complex="normal"/>
    </style:style>
    <style:style style:name="P21" style:family="paragraph" style:parent-style-name="Standard" style:list-style-name="L1">
      <style:paragraph-properties fo:text-align="justify" style:justify-single-word="false"/>
      <style:text-properties fo:font-weight="normal" officeooo:rsid="002550b7" officeooo:paragraph-rsid="002550b7" style:font-weight-asian="normal" style:font-weight-complex="normal"/>
    </style:style>
    <style:style style:name="P22" style:family="paragraph" style:parent-style-name="Standard" style:list-style-name="L1">
      <style:paragraph-properties fo:text-align="justify" style:justify-single-word="false"/>
      <style:text-properties officeooo:paragraph-rsid="000989fe"/>
    </style:style>
    <style:style style:name="P23" style:family="paragraph" style:parent-style-name="Standard" style:list-style-name="L2">
      <style:paragraph-properties fo:text-align="justify" style:justify-single-word="false"/>
      <style:text-properties style:text-underline-style="none" officeooo:rsid="000fd1c1" officeooo:paragraph-rsid="000fd1c1"/>
    </style:style>
    <style:style style:name="P24" style:family="paragraph" style:parent-style-name="Standard" style:list-style-name="L3"/>
    <style:style style:name="P25" style:family="paragraph" style:parent-style-name="Standard" style:list-style-name="L1" style:master-page-name="">
      <style:paragraph-properties fo:margin-left="0in" fo:margin-right="0in" fo:text-align="justify" style:justify-single-word="false" fo:text-indent="0in" style:auto-text-indent="false" style:page-number="auto"/>
      <style:text-properties style:text-underline-style="solid" style:text-underline-width="auto" style:text-underline-color="font-color" officeooo:rsid="000c55f4" officeooo:paragraph-rsid="000c55f4"/>
    </style:style>
    <style:style style:name="P26" style:family="paragraph" style:parent-style-name="Standard" style:list-style-name="L3" style:master-page-name="">
      <style:paragraph-properties fo:margin-left="0in" fo:margin-right="0in" fo:text-align="justify" style:justify-single-word="false" fo:text-indent="0in" style:auto-text-indent="false" style:page-number="auto"/>
      <style:text-properties style:text-underline-style="solid" style:text-underline-width="auto" style:text-underline-color="font-color" officeooo:rsid="0015eb93" officeooo:paragraph-rsid="0015eb93"/>
    </style:style>
    <style:style style:name="P27" style:family="paragraph" style:parent-style-name="Standard" style:list-style-name="L1">
      <style:paragraph-properties fo:margin-left="0in" fo:margin-right="0in" fo:text-align="justify" style:justify-single-word="false" fo:text-indent="0in" style:auto-text-indent="false"/>
      <style:text-properties style:text-underline-style="solid" style:text-underline-width="auto" style:text-underline-color="font-color" officeooo:rsid="000c55f4" officeooo:paragraph-rsid="000c55f4"/>
    </style:style>
    <style:style style:name="P28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text-underline-style="none" officeooo:rsid="001fd5f0" officeooo:paragraph-rsid="0039cd87"/>
    </style:style>
    <style:style style:name="P29" style:family="paragraph" style:parent-style-name="Standard" style:list-style-name="L2">
      <style:paragraph-properties fo:margin-left="0in" fo:margin-right="0in" fo:text-align="justify" style:justify-single-word="false" fo:text-indent="-0.25in" style:auto-text-indent="false"/>
      <style:text-properties style:text-underline-style="none" officeooo:rsid="000fd1c1" officeooo:paragraph-rsid="000fd1c1"/>
    </style:style>
    <style:style style:name="P30" style:family="paragraph" style:parent-style-name="Standard" style:list-style-name="L2">
      <style:paragraph-properties fo:margin-left="0in" fo:margin-right="0in" fo:text-align="justify" style:justify-single-word="false" fo:text-indent="-0.25in" style:auto-text-indent="false"/>
      <style:text-properties style:text-underline-style="none" officeooo:rsid="001079f5" officeooo:paragraph-rsid="001079f5"/>
    </style:style>
    <style:style style:name="P31" style:family="paragraph" style:parent-style-name="Standard" style:list-style-name="L2">
      <style:paragraph-properties fo:margin-left="0in" fo:margin-right="0in" fo:text-align="justify" style:justify-single-word="false" fo:text-indent="-0.25in" style:auto-text-indent="false"/>
      <style:text-properties style:text-underline-style="none" officeooo:rsid="001199de" officeooo:paragraph-rsid="001199de"/>
    </style:style>
    <style:style style:name="T1" style:family="text">
      <style:text-properties fo:font-weight="normal" officeooo:rsid="000989fe" style:font-weight-asian="normal" style:font-weight-complex="normal"/>
    </style:style>
    <style:style style:name="T2" style:family="text">
      <style:text-properties fo:font-weight="normal" officeooo:rsid="000b0c8f" style:font-weight-asian="normal" style:font-weight-complex="normal"/>
    </style:style>
    <style:style style:name="T3" style:family="text">
      <style:text-properties officeooo:rsid="001079f5"/>
    </style:style>
    <style:style style:name="T4" style:family="text">
      <style:text-properties officeooo:rsid="0012cbd6"/>
    </style:style>
    <style:style style:name="T5" style:family="text">
      <style:text-properties officeooo:rsid="0015eb93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17ac64"/>
    </style:style>
    <style:style style:name="T8" style:family="text">
      <style:text-properties officeooo:rsid="00197394"/>
    </style:style>
    <style:style style:name="T9" style:family="text">
      <style:text-properties officeooo:rsid="001b7410"/>
    </style:style>
    <style:style style:name="T10" style:family="text">
      <style:text-properties officeooo:rsid="001c29ca"/>
    </style:style>
    <style:style style:name="T11" style:family="text">
      <style:text-properties officeooo:rsid="001e0db3"/>
    </style:style>
    <style:style style:name="T12" style:family="text">
      <style:text-properties officeooo:rsid="001eb2c9"/>
    </style:style>
    <style:style style:name="T13" style:family="text">
      <style:text-properties officeooo:rsid="0023ac3b"/>
    </style:style>
    <style:style style:name="T14" style:family="text">
      <style:text-properties officeooo:rsid="00272986"/>
    </style:style>
    <style:style style:name="T15" style:family="text">
      <style:text-properties officeooo:rsid="0028f1ac"/>
    </style:style>
    <style:style style:name="T16" style:family="text">
      <style:text-properties officeooo:rsid="001fd5f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te-rendu d'activités – Matthieu Beaupérin</text:p>
      <text:p text:style-name="P1">Juin- Juillet <text:s/>2015.</text:p>
      <text:p text:style-name="P2"/>
      <text:p text:style-name="P3"/>
      <text:p text:style-name="P4"/>
      <text:list xml:id="list5486327763658974066" text:style-name="L1">
        <text:list-item>
          <text:p text:style-name="P20">Réalisation d'un exemple d'intégration de GenericSystem dans un environnement non-JEE avec AngularJS et Vert.x.</text:p>
        </text:list-item>
        <text:list-item>
          <text:p text:style-name="P22"><text:span text:style-name="T1">Etude comparative des exemples Angular et JSF en vue de mutualiser </text:span><text:span text:style-name="T2">des éléments communs au sein de GenericSystem.</text:span><text:span text:style-name="T1"> </text:span></text:p>
          <text:p text:style-name="P21"/>
        </text:list-item>
      </text:list>
      <text:p text:style-name="P5"/>
      <text:p text:style-name="P5"/>
      <text:p text:style-name="P5"/>
      <text:list xml:id="list133732271948923" text:continue-numbering="true" text:style-name="L1">
        <text:list-header>
          <text:p text:style-name="P25"><text:span text:style-name="T5">1. </text:span>Création d'un exemple de CRUD de type REST intégrant GenericSystem, AngularJS et Vert.x. </text:p>
          <text:p text:style-name="P27"/>
        </text:list-header>
      </text:list>
      <text:p text:style-name="P8"/>
      <text:p text:style-name="P9"><text:tab/>L<text:span text:style-name="T4">es </text:span>objectif<text:span text:style-name="T4">s</text:span> de ce travail étai<text:span text:style-name="T4">en</text:span>t <text:span text:style-name="T4">d'une part </text:span>de démontrer la possibilité d'utilisation versatile de GenericSystem, notamment son intégration dans un environnement non-JEE, <text:span text:style-name="T4">et d'autre part de créer une API REST et la vue associée, dynamiquement générées par simple annotation du modèle de données.</text:span></text:p>
      <text:p text:style-name="P9"/>
      <text:p text:style-name="P15">Plusieurs problématiques liées aux technologies utilisées se sont présentées:</text:p>
      <text:p text:style-name="P10"/>
      <text:list xml:id="list1145517864612630281" text:style-name="L2">
        <text:list-item>
          <text:p text:style-name="P29">l'utilisation de vert.x induit l'absence de session web dans lequel repose habituellement le cache de travail de GenericSystem.</text:p>
          <text:p text:style-name="P30">La création d'une session Vert.x sur laquelle on positionne le cache de GenericSystem est donc nécessaire. <text:s/></text:p>
          <text:p text:style-name="P23"/>
        </text:list-item>
        <text:list-item>
          <text:p text:style-name="P29"><text:span text:style-name="T3">l</text:span>a communication entre la partie REST écrite en java et la couche de présentation gérée par AngularJS <text:span text:style-name="T3">est réalisée par l'intermédiaire d'objets JSON.</text:span></text:p>
          <text:p text:style-name="P31">Cela contraint a transformer en objets JSON les informations portées par le modèle de données. <text:span text:style-name="T4">Pour ce faire plusieurs méthodes ont été implémentées permettant de créer des objets JSON construits</text:span> <text:span text:style-name="T4">suivant la structure du modèle (types, attributs, etc.). Pour simplifier cela, deux annotations ont été crées: @Table pour les types et @Column pour les attributs. Les classes porteuses de ces annotations peuvent ainsi apparaître au niveau de la vue.</text:span></text:p>
        </text:list-item>
      </text:list>
      <text:p text:style-name="P6"/>
      <text:list xml:id="list4910019011719724021" text:style-name="L3">
        <text:list-header>
          <text:p text:style-name="P24"/>
          <text:p text:style-name="P26">2. Etude comparée des exemples d'utilisation de GenericSystem (JSF / Angular-vert.x)</text:p>
        </text:list-header>
      </text:list>
      <text:p text:style-name="P7"/>
      <text:p text:style-name="P7"/>
      <text:p text:style-name="P11"><text:tab/>L'objectif de cette étude est d'identifier les éléments communs aux différents exemples utilisant GenericSystem afin de pouvoir les mutualiser au sein de l'API GS.</text:p>
      <text:p text:style-name="P11"/>
      <text:p text:style-name="P11"><text:tab/><text:span text:style-name="T7">Tout d'abord, </text:span>on peut noter <text:span text:style-name="T7">une </text:span>approche fondamentalement différente:</text:p>
      <text:p text:style-name="P11"/>
      <text:p text:style-name="P11">- avec JSF, la vue est reliée aux beans existants par l'intermédiaire des ELs.</text:p>
      <text:p text:style-name="P11"/>
      <text:p text:style-name="P11">- avec Angular et vert.x, la vue est construite dynamiquement <text:span text:style-name="T6">via</text:span> des objets JSON <text:span text:style-name="T7">générés à partir du modèle.</text:span></text:p>
      <text:p text:style-name="P17"><text:soft-page-break/><text:tab/>Ces deux approches font que peut d'éléments communs existent réellement <text:span text:style-name="T14">à l'heure actuelle de manière formelle</text:span>. <text:span text:style-name="T15">De plus, le niveau de généralisation inégal entre les deux applications complique le rapprochement bien que d'un point de vue fonctionnel les similitudes soient évidentes.</text:span></text:p>
      <text:p text:style-name="P17"/>
      <text:p text:style-name="P18"><text:tab/><text:span text:style-name="T16"><text:tab/></text:span></text:p>
      <text:p text:style-name="P18"><text:tab/>Avec l'exemple Angular, la plupart des méthodes <text:span text:style-name="T9">créé</text:span>es <text:span text:style-name="T9">pour l'occasion</text:span> <text:span text:style-name="T12">sont des méthodes génériques qui </text:span>servent à récupérer <text:span text:style-name="T10">l</text:span>es noeuds du graphe <text:span text:style-name="T10">qui nous intéressent,</text:span> identifier l<text:span text:style-name="T10">eur</text:span> nature (type, attribut, etc.), en “extraire” la valeur et construire <text:span text:style-name="T11">en conséquence </text:span>les objets JSON <text:span text:style-name="T8">a communiquer à la vue. Il serait plus aisé de travailler directement avec des génériques au niveau de la vue.</text:span></text:p>
      <text:p text:style-name="P28"><text:tab/>La vue JSF s'alimente grâce aux ELs auprès des beans. Ceux-ci n'étant pas générés dynamiquement par le modèle mais bien créés “manuellement”, l'emploi de méthodes générales comme pour l'exemple Angular semble moins évident. </text:p>
      <text:p text:style-name="P14"><text:tab/></text:p>
      <text:p text:style-name="P12"/>
      <text:p text:style-name="P16"><text:tab/><text:span text:style-name="T13"> <text:s text:c="6"/></text:span></text:p>
      <text:p text:style-name="P13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>
      <style:text-properties style:text-underline-style="none"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7T09:29:22.105722760</meta:creation-date>
    <dc:date>2015-07-31T13:37:30.852159235</dc:date>
    <meta:editing-duration>P1DT19H28M10S</meta:editing-duration>
    <meta:editing-cycles>36</meta:editing-cycles>
    <meta:generator>LibreOffice/4.2.8.2$Linux_X86_64 LibreOffice_project/420m0$Build-2</meta:generator>
    <meta:document-statistic meta:table-count="0" meta:image-count="0" meta:object-count="0" meta:page-count="2" meta:paragraph-count="23" meta:word-count="452" meta:character-count="3016" meta:non-whitespace-character-count="2566"/>
  </office:meta>
</office:document-meta>
</file>